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63" calcext:value-type="float">
            <text:p>63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63" calcext:value-type="float">
            <text:p>63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47" calcext:value-type="float">
            <text:p>47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9" calcext:value-type="float">
            <text:p>19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31" calcext:value-type="float">
            <text:p>31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5]" office:value-type="float" office:value="31" calcext:value-type="float">
            <text:p>31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6]" office:value-type="float" office:value="31" calcext:value-type="float">
            <text:p>31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7]" office:value-type="float" office:value="31" calcext:value-type="float">
            <text:p>31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COMPLETE</text:p>
          </table:table-cell>
          <table:table-cell table:style-name="ce5"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COMPLETE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Calculate_Model_Fields</text:p>
          </table:table-cell>
          <table:table-cell office:value-type="float" office:value="2.5" calcext:value-type="float">
            <text:p>2.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table:number-columns-repeated="6"/>
          <table:table-cell table:style-name="ce34"/>
          <table:table-cell table:style-name="ce35" office:value-type="string" calcext:value-type="string">
            <text:p>Calculate total weight, cost of parts, power limited, battery life, and speed</text:p>
          </table:table-cell>
          <table:table-cell table:style-name="ce35" office:value-type="string" calcext:value-type="string">
            <text:p>I can show customers, s.a, p.m, and boss all values in a model</text:p>
          </table:table-cell>
          <table:table-cell table:style-name="ce35" office:value-type="string" calcext:value-type="string">
            <text:p>CLI</text:p>
          </table:table-cell>
          <table:table-cell table:style-name="ce35"/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7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8]+[.I39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9]+[.I40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40]+[.I41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3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1]+[.I42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2]+[.I43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3]+[.I44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4]+[.I45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5]+[.I46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6]+[.I47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7]+[.I48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8]+[.I49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9]+[.I50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50]+[.I51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2]+[.I53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3]+[.I54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4]+[.I55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5]+[.I56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6]+[.I57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9]+[.I60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60]+[.I61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1]+[.I62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2]+[.I63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4]+[.I65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5]+[.I66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4:28:29.42486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4-15T15:14:44.674442754</dc:date>
    <meta:editing-cycles>61</meta:editing-cycles>
    <meta:editing-duration>PT23H53M39S</meta:editing-duration>
    <meta:document-statistic meta:table-count="4" meta:cell-count="8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